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3"/>
      <text:p text:style-name="P6">%=TITRE=%</text:p>
      <text:p text:style-name="P4"/>
      <text:p text:style-name="P10">%=TITRE_POLITESSE=%</text:p>
      <text:p text:style-name="P12">%=CONTENU1=%</text:p>
      <text:p text:style-name="P12">%=CONTENU2=% <text:span text:style-name="T3">%=CONTENU2_2=%</text:span></text:p>
      <text:p text:style-name="P12">%=CONTENU3=%</text:p>
      <text:p text:style-name="P11">%=SALUTATIONS=%</text:p>
      <text:p text:style-name="P5"/>
      <text:p text:style-name="P9"><text:tab/><text:span text:style-name="T2">%#include PCsignature#%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1.503cm" fo:margin-left="1.663cm" fo:margin-right="1.91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34:07.92</dc:date>
    <meta:print-date>2011-02-22T10:58:36</meta:print-date>
    <meta:editing-cycles>149</meta:editing-cycles>
    <meta:editing-duration>P1DT9H56M28S</meta:editing-duration>
    <meta:document-statistic meta:table-count="0" meta:image-count="0" meta:object-count="0" meta:page-count="1" meta:paragraph-count="10" meta:word-count="20" meta:character-count="238"/>
    <meta:user-defined meta:name="Info 1"/>
    <meta:user-defined meta:name="Info 2"/>
    <meta:user-defined meta:name="Info 3"/>
    <meta:user-defined meta:name="Info 4"/>
  </office:meta>
</office:document-meta>
</file>